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54.91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2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2" table:default-cell-style-name="ce10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number-columns-repeated="4"/>
          <table:table-cell table:style-name="ce11" table:formula="of:=MAX([.F6:.F23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Test</text:p>
          </table:table-cell>
          <table:table-cell table:style-name="ce2" office:value-type="string" calcext:value-type="string">
            <text:p>Test</text:p>
            <text:p>Acc 1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3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3-20" calcext:value-type="date">
            <text:p>20.03.18</text:p>
          </table:table-cell>
          <table:table-cell table:style-name="ce6" table:formula="of:=AVERAGE([.C3:.E3])" office:value-type="float" office:value="0.685823666666667" calcext:value-type="float">
            <text:p>0,6858237</text:p>
          </table:table-cell>
          <table:table-cell table:style-name="ce7" office:value-type="float" office:value="0.694253" calcext:value-type="float">
            <text:p>0,694253</text:p>
          </table:table-cell>
          <table:table-cell table:style-name="ce7" office:value-type="float" office:value="0.680952" calcext:value-type="float">
            <text:p>0,680952</text:p>
          </table:table-cell>
          <table:table-cell table:style-name="ce7" office:value-type="float" office:value="0.682266" calcext:value-type="float">
            <text:p>0,682266</text:p>
          </table:table-cell>
          <table:table-cell table:formula="of:=AVERAGE([.G3:.I3])" office:value-type="float" office:value="0.681319" calcext:value-type="float">
            <text:p>0,681319</text:p>
          </table:table-cell>
          <table:table-cell office:value-type="float" office:value="0.69528" calcext:value-type="float">
            <text:p>0,69528</text:p>
          </table:table-cell>
          <table:table-cell office:value-type="float" office:value="0.677027" calcext:value-type="float">
            <text:p>0,677027</text:p>
          </table:table-cell>
          <table:table-cell office:value-type="float" office:value="0.67165" calcext:value-type="float">
            <text:p>0,6716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0-16-18-50</text:p>
          </table:table-cell>
          <table:table-cell office:value-type="string" calcext:value-type="string">
            <text:p>18-03-20-16-18-56</text:p>
          </table:table-cell>
          <table:table-cell office:value-type="string" calcext:value-type="string">
            <text:p>18-03-20-16-19-04</text:p>
          </table:table-cell>
        </table:table-row>
        <table:table-row table:style-name="ro2">
          <table:table-cell office:value-type="date" office:date-value="2018-03-26" calcext:value-type="date">
            <text:p>26.03.18</text:p>
          </table:table-cell>
          <table:table-cell table:style-name="ce6" table:formula="of:=AVERAGE([.C4:.E4])" office:value-type="float" office:value="0.508867" calcext:value-type="float">
            <text:p>0,508867</text:p>
          </table:table-cell>
          <table:table-cell table:style-name="ce7" office:value-type="float" office:value="0.508867" calcext:value-type="float">
            <text:p>0,508867</text:p>
          </table:table-cell>
          <table:table-cell table:number-columns-repeated="2"/>
          <table:table-cell table:formula="of:=AVERAGE([.G4:.I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6-15-17-49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3-26" calcext:value-type="date">
            <text:p>26.03.18</text:p>
          </table:table-cell>
          <table:table-cell table:style-name="ce6" table:formula="of:=AVERAGE([.C5:.E5])" office:value-type="float" office:value="0.657471" calcext:value-type="float">
            <text:p>0,657471</text:p>
          </table:table-cell>
          <table:table-cell table:style-name="ce7" office:value-type="float" office:value="0.657471" calcext:value-type="float">
            <text:p>0,657471</text:p>
          </table:table-cell>
          <table:table-cell table:number-columns-repeated="2"/>
          <table:table-cell table:formula="of:=AVERAGE([.G5:.I5])" office:value-type="float" office:value="0.658773" calcext:value-type="float">
            <text:p>0,658773</text:p>
          </table:table-cell>
          <table:table-cell office:value-type="float" office:value="0.658773" calcext:value-type="float">
            <text:p>0,65877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6-15-18-29</text:p>
          </table:table-cell>
          <table:table-cell table:number-columns-repeated="2"/>
        </table:table-row>
        <table:table-row table:style-name="ro2">
          <table:table-cell/>
          <table:table-cell table:style-name="ce6" table:formula="of:=AVERAGE([.C6:.E6])" office:value-type="string" office:string-value="" calcext:value-type="error">
            <text:p>#DIV/0!</text:p>
          </table:table-cell>
          <table:table-cell table:number-columns-repeated="3"/>
          <table:table-cell table:formula="of:=AVERAGE([.G6:.I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AVERAGE([.G7:.I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8:.E8])" office:value-type="string" office:string-value="" calcext:value-type="error">
            <text:p>#DIV/0!</text:p>
          </table:table-cell>
          <table:table-cell table:number-columns-repeated="3"/>
          <table:table-cell table:formula="of:=AVERAGE([.G8:.I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9:.E9])" office:value-type="string" office:string-value="" calcext:value-type="error">
            <text:p>#DIV/0!</text:p>
          </table:table-cell>
          <table:table-cell table:number-columns-repeated="3"/>
          <table:table-cell table:formula="of:=AVERAGE([.G9:.I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10:.E10])" office:value-type="string" office:string-value="" calcext:value-type="error">
            <text:p>#DIV/0!</text:p>
          </table:table-cell>
          <table:table-cell table:number-columns-repeated="3"/>
          <table:table-cell table:formula="of:=AVERAGE([.G10:.I1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11:.E11])" office:value-type="string" office:string-value="" calcext:value-type="error">
            <text:p>#DIV/0!</text:p>
          </table:table-cell>
          <table:table-cell table:number-columns-repeated="3"/>
          <table:table-cell table:formula="of:=AVERAGE([.G11:.I1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2:.I1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3:.I13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4:.I1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5:.I1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6:.I1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7:.I1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8:.I1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9:.I1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0:.I2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1:.I2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2:.I2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3:.I23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5"/>
          <table:table-cell table:formula="of:=AVERAGE([.G24:.I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8"/>
          <table:table-cell table:formula="of:=AVERAGE([.G25:.I2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26:.I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7:.I2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8:.I2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9:.I29])" office:value-type="string" office:string-value="" calcext:value-type="error">
            <text:p>#DIV/0!</text:p>
          </table:table-cell>
          <table:table-cell table:style-name="ce7"/>
          <table:table-cell table:number-columns-repeated="16"/>
        </table:table-row>
        <table:table-row table:style-name="ro2">
          <table:table-cell table:number-columns-repeated="5"/>
          <table:table-cell table:formula="of:=AVERAGE([.G30:.I30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5"/>
          <table:table-cell table:formula="of:=AVERAGE([.G31:.I31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2:.I32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3:.I33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4:.I34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5:.I35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4"/>
          <table:table-cell table:style-name="ce9"/>
          <table:table-cell table:formula="of:=AVERAGE([.G36:.I3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0"/>
          <table:table-cell table:formula="of:=AVERAGE([.G37:.I3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38:.I3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39:.I3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5" table:number-columns-repeated="4"/>
          <table:table-cell table:style-name="ce7"/>
          <table:table-cell table:formula="of:=AVERAGE([.G40:.I40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1:.I41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2:.I42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3:.I43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23"/>
        </table:table-row>
      </table:table>
      <table:named-expressions/>
      <table:database-ranges>
        <table:database-range table:name="__Anonymous_Sheet_DB__0" table:target-range-address="Lexical_opt_results.A1:Lexical_opt_results.W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5:35:43.3549957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5:38:40.574636277</dc:date>
    <meta:editing-duration>P1DT4H22M58S</meta:editing-duration>
    <meta:editing-cycles>232</meta:editing-cycles>
    <meta:generator>LibreOffice/5.1.6.2$Linux_X86_64 LibreOffice_project/10m0$Build-2</meta:generator>
    <meta:document-statistic meta:table-count="1" meta:cell-count="123" meta:object-count="0"/>
  </office:meta>
</office:document-meta>
</file>